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erif" svg:font-family="'DejaVu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1mm"/>
    </style:style>
    <style:style style:name="co2" style:family="table-column">
      <style:table-column-properties fo:break-before="auto" style:column-width="9.23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10.07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6.26mm"/>
    </style:style>
    <style:style style:name="co8" style:family="table-column">
      <style:table-column-properties fo:break-before="auto" style:column-width="20.41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21.66mm"/>
    </style:style>
    <style:style style:name="co12" style:family="table-column">
      <style:table-column-properties fo:break-before="auto" style:column-width="29.49mm"/>
    </style:style>
    <style:style style:name="co13" style:family="table-column">
      <style:table-column-properties fo:break-before="auto" style:column-width="57.8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4.99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2.49pt solid #3c3c3c" style:diagonal-bl-tr="none" style:diagonal-tl-br="none" fo:border-left="none" fo:padding="0.71mm" fo:border-right="none" style:rotation-align="none" fo:border-top="none"/>
    </style:style>
    <style:style style:name="ce4" style:family="table-cell" style:parent-style-name="Default">
      <style:table-cell-properties fo:border-bottom="2.49pt solid #3c3c3c" style:diagonal-bl-tr="none" style:diagonal-tl-br="none" fo:border-left="2.49pt solid #3c3c3c" fo:padding="0.71mm" fo:border-right="none" style:rotation-align="none" fo:border-top="2.49pt solid #3c3c3c"/>
    </style:style>
    <style:style style:name="ce5" style:family="table-cell" style:parent-style-name="Default">
      <style:table-cell-properties style:glyph-orientation-vertical="0" fo:border-bottom="0.74pt fine-dashed #3c3c3c" style:diagonal-bl-tr="none" style:diagonal-tl-br="none" style:text-align-source="fix" style:repeat-content="false" fo:wrap-option="no-wrap" fo:border-left="2.49pt solid #3c3c3c" style:direction="ltr" fo:padding="0.71mm" fo:border-right="0.74pt fine-dashed #3c3c3c" style:rotation-angle="0" style:rotation-align="none" style:shrink-to-fit="false" fo:border-top="2.49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2.49pt solid #3c3c3c" style:diagonal-bl-tr="none" style:diagonal-tl-br="none" style:text-align-source="fix" style:repeat-content="false" fo:wrap-option="no-wrap" fo:border-left="2.49pt solid #3c3c3c" style:direction="ltr" fo:padding="0.71mm" fo:border-right="0.74pt fine-dashed #3c3c3c" style:rotation-angle="0" style:rotation-align="none" style:shrink-to-fit="false" fo:border-top="0.74pt fine-dashe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padding="0.71mm"/>
    </style:style>
    <style:style style:name="ce21" style:family="table-cell" style:parent-style-name="Default">
      <style:table-cell-properties style:glyph-orientation-vertical="0" fo:border-bottom="0.74pt fine-dashed #3c3c3c" style:diagonal-bl-tr="none" style:diagonal-tl-br="none" style:text-align-source="fix" style:repeat-content="false" fo:wrap-option="no-wrap" fo:border-left="2.49pt solid #3c3c3c" style:direction="ltr" fo:padding="0.71mm" fo:border-right="0.74pt fine-dashed #3c3c3c" style:rotation-angle="0" style:rotation-align="none" style:shrink-to-fit="false" fo:border-top="2.49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2.49pt solid #3c3c3c" style:diagonal-bl-tr="none" style:diagonal-tl-br="none" fo:border-left="none" fo:padding="0.71mm" fo:border-right="none" style:rotation-align="none" fo:border-top="2.49pt solid #3c3c3c"/>
    </style:style>
    <style:style style:name="ce9" style:family="table-cell" style:parent-style-name="Default">
      <style:table-cell-properties style:glyph-orientation-vertical="0" fo:border-bottom="0.74pt fine-dashed #3c3c3c" style:diagonal-bl-tr="none" style:diagonal-tl-br="none" style:text-align-source="fix" style:repeat-content="false" fo:wrap-option="no-wrap" fo:border-left="0.74pt fine-dashed #3c3c3c" style:direction="ltr" fo:padding="0.71mm" fo:border-right="0.74pt fine-dashed #3c3c3c" style:rotation-angle="0" style:rotation-align="none" style:shrink-to-fit="false" fo:border-top="2.49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2.49pt solid #3c3c3c" style:diagonal-bl-tr="none" style:diagonal-tl-br="none" style:text-align-source="fix" style:repeat-content="false" fo:wrap-option="no-wrap" fo:border-left="0.74pt fine-dashed #3c3c3c" style:direction="ltr" fo:padding="0.71mm" fo:border-right="0.74pt fine-dashed #3c3c3c" style:rotation-angle="0" style:rotation-align="none" style:shrink-to-fit="false" fo:border-top="0.74pt fine-dashe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2.49pt solid #3c3c3c" style:diagonal-bl-tr="none" style:diagonal-tl-br="none" fo:border-left="none" fo:padding="0.71mm" fo:border-right="2.49pt solid #3c3c3c" style:rotation-align="none" fo:border-top="2.49pt solid #3c3c3c"/>
    </style:style>
    <style:style style:name="ce12" style:family="table-cell" style:parent-style-name="Default">
      <style:table-cell-properties style:glyph-orientation-vertical="0" fo:border-bottom="0.74pt fine-dashed #3c3c3c" style:diagonal-bl-tr="none" style:diagonal-tl-br="none" style:text-align-source="fix" style:repeat-content="false" fo:wrap-option="no-wrap" fo:border-left="0.74pt fine-dashed #3c3c3c" style:direction="ltr" fo:padding="0.71mm" fo:border-right="2.49pt solid #3c3c3c" style:rotation-angle="0" style:rotation-align="none" style:shrink-to-fit="false" fo:border-top="2.49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2.49pt solid #3c3c3c" style:diagonal-bl-tr="none" style:diagonal-tl-br="none" style:text-align-source="fix" style:repeat-content="false" fo:wrap-option="no-wrap" fo:border-left="0.74pt fine-dashed #3c3c3c" style:direction="ltr" fo:padding="0.71mm" fo:border-right="2.49pt solid #3c3c3c" style:rotation-angle="0" style:rotation-align="none" style:shrink-to-fit="false" fo:border-top="0.74pt fine-dashe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2.49pt solid #3c3c3c" style:diagonal-bl-tr="none" style:diagonal-tl-br="none" style:text-align-source="fix" style:repeat-content="false" fo:background-color="transparent" fo:wrap-option="no-wrap" fo:border-left="0.74pt fine-dashed #3c3c3c" style:direction="ltr" fo:padding="0.71mm" fo:border-right="2.49pt solid #3c3c3c" style:rotation-angle="0" style:rotation-align="none" style:shrink-to-fit="false" fo:border-top="0.74pt fine-dashe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2.49pt solid #3c3c3c" style:diagonal-bl-tr="none" style:diagonal-tl-br="none" style:text-align-source="fix" style:repeat-content="false" fo:background-color="transparent" fo:wrap-option="no-wrap" fo:border-left="0.74pt fine-dashed #3c3c3c" style:direction="ltr" fo:padding="0.71mm" fo:border-right="2.49pt solid #3c3c3c" style:rotation-angle="0" style:rotation-align="none" style:shrink-to-fit="false" fo:border-top="0.74pt fine-dashe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="0.99pt solid #000000"/>
      <style:text-properties style:font-name="DejaVu Serif" fo:font-size="12pt" style:font-size-asian="12pt" style:font-size-complex="12pt"/>
    </style:style>
    <style:style style:name="ce15" style:family="table-cell" style:parent-style-name="Default">
      <style:text-properties style:font-name="DejaVu Serif" fo:font-size="12pt" style:font-size-asian="12pt" style:font-size-complex="12pt"/>
    </style:style>
    <style:style style:name="gr1" style:family="graphic">
      <style:graphic-properties svg:stroke-width="1mm" draw:marker-start-width="3.5mm" draw:marker-end="Linienspitzen_20_1" draw:marker-end-width="3.5mm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draw:stroke="none" svg:stroke-color="#000000" draw:fill="none" draw:fill-color="#ffffff" fo:min-height="8.92mm"/>
    </style:style>
    <style:style style:name="gr3" style:family="graphic">
      <style:graphic-properties draw:stroke="none" svg:stroke-color="#000000" draw:fill="none" draw:fill-color="#ffffff" fo:min-height="9.37m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case-sensitive="false" table:use-regular-expressions="false"/>
      <table:table table:name="Menüs" table:style-name="ta1">
        <office:forms form:automatic-focus="false" form:apply-design-mode="false"/>
        <table:shapes>
          <draw:path draw:z-index="0" draw:style-name="gr1" draw:text-style-name="P1" svg:width="29.84mm" svg:height="8.76mm" draw:transform="skewX (-0.0230383461263252) rotate (-1.37776291152432) translate (231.517693181259mm 14.2152084728759mm)" svg:viewBox="0 0 2985 877" svg:d="M0 49c308 71 609-130 910-10 287 114 596-3 877 145 266 140 534 287 826 378l268 160 104 155">
            <text:p/>
          </draw:path>
          <draw:frame draw:z-index="1" draw:style-name="gr2" draw:text-style-name="P2" svg:width="18.89mm" svg:height="8.92mm" svg:x="215.25mm" svg:y="25.66mm">
            <draw:text-box>
              <text:p>T0.0&gt;1.0</text:p>
            </draw:text-box>
          </draw:frame>
          <draw:path draw:z-index="2" draw:style-name="gr1" draw:text-style-name="P1" svg:width="58.01mm" svg:height="25.51mm" draw:transform="skewX (0.161617488734675) rotate (-1.27129782715267) translate (233.942171881593mm 44.9213913682341mm)" svg:viewBox="0 0 5802 2552" svg:d="M0 142c600 207 1183-377 1769-29 557 334 1158-9 1704 423 518 408 1038 835 1605 1099l522 466 202 451">
            <text:p/>
          </draw:path>
          <draw:frame draw:z-index="3" draw:style-name="gr2" draw:text-style-name="P2" svg:width="18.89mm" svg:height="8.92mm" svg:x="220.63mm" svg:y="81.05mm">
            <draw:text-box>
              <text:p>T1.0&gt;2.0</text:p>
            </draw:text-box>
          </draw:frame>
          <draw:path draw:z-index="4" draw:style-name="gr1" draw:text-style-name="P1" svg:width="29.84mm" svg:height="8.76mm" draw:transform="skewX (-0.0230383461263252) rotate (-1.37776291152432) translate (229.317693181259mm 45.2952084728759mm)" svg:viewBox="0 0 2985 877" svg:d="M0 49c308 71 609-130 910-10 287 114 596-3 877 145 266 140 534 287 826 378l268 160 104 155">
            <text:p/>
          </draw:path>
          <draw:frame draw:z-index="5" draw:style-name="gr3" draw:text-style-name="P2" svg:width="18.89mm" svg:height="9.37mm" svg:x="213.89mm" svg:y="56.48mm">
            <draw:text-box>
              <text:p>T1.0&gt;1.1</text:p>
            </draw:text-box>
          </draw:frame>
          <draw:path draw:z-index="6" draw:style-name="gr1" draw:text-style-name="P1" svg:width="29.84mm" svg:height="8.77mm" draw:transform="skewX (-0.0225147473507268) rotate (1.76452787376627) translate (189.477048417376mm 76.2938372288825mm)" svg:viewBox="0 0 2985 878" svg:d="M0 48c308 72 609-129 910-9 287 115 596-2 877 146 266 140 534 287 825 378l269 160 104 155">
            <text:p/>
          </draw:path>
          <draw:frame draw:z-index="7" draw:style-name="gr2" draw:text-style-name="P2" svg:width="18.89mm" svg:height="8.92mm" svg:x="168.16mm" svg:y="57.55mm">
            <draw:text-box>
              <text:p>T1.1&gt;1.0</text:p>
            </draw:text-box>
          </draw:frame>
          <draw:g draw:z-index="8">
            <draw:path draw:style-name="gr1" draw:text-style-name="P1" svg:width="25.32mm" svg:height="7.72mm" draw:transform="skewX (-0.00610865238198011) rotate (-1.36921079818955) translate (227.226188314726mm 107.16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6.87mm" svg:y="116.7mm">
              <draw:text-box>
                <text:p>T2.x&gt;2.x+1</text:p>
              </draw:text-box>
            </draw:frame>
          </draw:g>
          <draw:path draw:z-index="9" draw:style-name="gr1" draw:text-style-name="P1" svg:width="224.29mm" svg:height="37.76mm" draw:transform="skewX (-0.26459191460234) rotate (-1.46223684732085) translate (237.855079040984mm 107.061180430742mm)" svg:viewBox="0 0 22430 3777" svg:d="M0 214c2318 306 4577-563 6839-46 2154 493 4476-16 6590 623 1999 604 4009 1236 6203 1627l2018 692 780 667">
            <text:p/>
          </draw:path>
          <draw:frame draw:z-index="10" draw:style-name="gr2" draw:text-style-name="P2" svg:width="18.89mm" svg:height="8.92mm" svg:x="215.14mm" svg:y="324.65mm">
            <draw:text-box>
              <text:p>T2.0&gt;3.0</text:p>
            </draw:text-box>
          </draw:frame>
          <draw:g draw:z-index="11">
            <draw:path draw:style-name="gr1" draw:text-style-name="P1" svg:width="25.32mm" svg:height="7.72mm" draw:transform="skewX (-0.00610865238198014) rotate (-1.36921079818955) translate (227.666188314726mm 132.62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31mm" svg:y="142.16mm">
              <draw:text-box>
                <text:p>T2.x&gt;2.x+1</text:p>
              </draw:text-box>
            </draw:frame>
          </draw:g>
          <draw:g draw:z-index="12">
            <draw:path draw:style-name="gr1" draw:text-style-name="P1" svg:width="25.32mm" svg:height="7.72mm" draw:transform="skewX (-0.00610865238198011) rotate (-1.36921079818955) translate (227.946188314726mm 158.58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59mm" svg:y="168.12mm">
              <draw:text-box>
                <text:p>T2.x&gt;2.x+1</text:p>
              </draw:text-box>
            </draw:frame>
          </draw:g>
          <draw:g draw:z-index="13">
            <draw:path draw:style-name="gr1" draw:text-style-name="P1" svg:width="25.32mm" svg:height="7.72mm" draw:transform="skewX (-0.00610865238198011) rotate (-1.36921079818955) translate (227.666188314726mm 184.24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31mm" svg:y="193.78mm">
              <draw:text-box>
                <text:p>T2.x&gt;2.x+1</text:p>
              </draw:text-box>
            </draw:frame>
          </draw:g>
          <draw:g draw:z-index="14">
            <draw:path draw:style-name="gr1" draw:text-style-name="P1" svg:width="25.32mm" svg:height="7.72mm" draw:transform="skewX (-0.00610865238198017) rotate (-1.36921079818955) translate (227.936188314726mm 209.93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58mm" svg:y="219.47mm">
              <draw:text-box>
                <text:p>T2.x&gt;2.x+1</text:p>
              </draw:text-box>
            </draw:frame>
          </draw:g>
          <draw:g draw:z-index="15">
            <draw:path draw:style-name="gr1" draw:text-style-name="P1" svg:width="25.32mm" svg:height="7.72mm" draw:transform="skewX (-0.00610865238198016) rotate (-1.36921079818955) translate (227.946188314726mm 235.60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59mm" svg:y="245.14mm">
              <draw:text-box>
                <text:p>T2.x&gt;2.x+1</text:p>
              </draw:text-box>
            </draw:frame>
          </draw:g>
          <draw:g draw:z-index="16">
            <draw:path draw:style-name="gr1" draw:text-style-name="P1" svg:width="25.32mm" svg:height="7.72mm" draw:transform="skewX (-0.00610865238198011) rotate (-1.36921079818955) translate (227.666188314726mm 261.28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31mm" svg:y="270.82mm">
              <draw:text-box>
                <text:p>T2.x&gt;2.x+1</text:p>
              </draw:text-box>
            </draw:frame>
          </draw:g>
          <draw:g draw:z-index="17">
            <draw:path draw:style-name="gr1" draw:text-style-name="P1" svg:width="25.32mm" svg:height="7.72mm" draw:transform="skewX (-0.00610865238198016) rotate (-1.36921079818955) translate (227.946188314726mm 286.70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59mm" svg:y="296.24mm">
              <draw:text-box>
                <text:p>T2.x&gt;2.x+1</text:p>
              </draw:text-box>
            </draw:frame>
          </draw:g>
          <draw:path draw:z-index="18" draw:style-name="gr1" draw:text-style-name="P1" svg:width="195.36mm" svg:height="8.95mm" draw:transform="skewX (-0.942477796076938) rotate (1.6002923911536) translate (188.020597607156mm 314.361456435221mm)" svg:viewBox="0 0 19537 896" svg:d="M0 49c2016 73 3986-131 5956-9 1879 117 3901-2 5740 149 1741 143 3495 293 5400 386l1761 163 680 158">
            <text:p/>
          </draw:path>
          <draw:frame draw:z-index="19" draw:style-name="gr2" draw:text-style-name="P2" svg:width="18.89mm" svg:height="8.92mm" svg:x="171.05mm" svg:y="169.2mm">
            <draw:text-box>
              <text:p>T2.x&gt;2.0</text:p>
            </draw:text-box>
          </draw:frame>
          <draw:path draw:z-index="20" draw:style-name="gr1" draw:text-style-name="P1" svg:width="34.75mm" svg:height="23.24mm" draw:transform="skewX (0.438950306876574) rotate (-1.05609873038177) translate (230.323172847138mm 811.021299744167mm)" svg:viewBox="0 0 3476 2325" svg:d="M0 130c359 188 709-344 1060-27 334 304 694-8 1021 386 310 370 621 759 961 1001l313 424 121 411">
            <text:p/>
          </draw:path>
          <draw:frame draw:z-index="21" draw:style-name="gr2" draw:text-style-name="P2" svg:width="18.89mm" svg:height="8.92mm" svg:x="216.45mm" svg:y="825.57mm">
            <draw:text-box>
              <text:p>T9.0&gt;10.0</text:p>
            </draw:text-box>
          </draw:frame>
          <draw:path draw:z-index="22" draw:style-name="gr1" draw:text-style-name="P1" svg:width="27.88mm" svg:height="15.76mm" draw:transform="skewX (0.305258086173808) rotate (-1.16587994033221) translate (228.849403713194mm 841.797795137079mm)" svg:viewBox="0 0 2789 1577" svg:d="M0 88c288 128 569-233 851-18 267 206 556-6 819 261 249 252 499 516 771 679l251 288 97 279">
            <text:p/>
          </draw:path>
          <draw:frame draw:z-index="23" draw:style-name="gr3" draw:text-style-name="P2" svg:width="22.52mm" svg:height="9.37mm" svg:x="210.9mm" svg:y="850.56mm">
            <draw:text-box>
              <text:p>T10.0&gt;10.1</text:p>
            </draw:text-box>
          </draw:frame>
          <draw:path draw:z-index="24" draw:style-name="gr1" draw:text-style-name="P1" svg:width="25.51mm" svg:height="8.71mm" draw:transform="skewX (0.0427605666738611) rotate (1.79786366247936) translate (186.926447745898mm 868.598228729516mm)" svg:viewBox="0 0 2552 872" svg:d="M0 48c263 71 521-128 778-9 245 114 509-2 750 145 227 139 456 285 705 375l230 159 89 154">
            <text:p/>
          </draw:path>
          <draw:frame draw:z-index="25" draw:style-name="gr3" draw:text-style-name="P2" svg:width="22.52mm" svg:height="9.37mm" svg:x="186.14mm" svg:y="855.73mm">
            <draw:text-box>
              <text:p>T10.1&gt;10.0</text:p>
            </draw:text-box>
          </draw:frame>
          <draw:frame draw:z-index="26" draw:style-name="gr3" draw:text-style-name="P2" svg:width="22.52mm" svg:height="9.37mm" svg:x="171.94mm" svg:y="822.28mm">
            <draw:text-box>
              <text:p>T10.x&gt;9.0</text:p>
            </draw:text-box>
          </draw:frame>
          <draw:path draw:z-index="27" draw:style-name="gr1" draw:text-style-name="P1" svg:width="59.64mm" svg:height="35.48mm" draw:transform="skewX (0.342259066316088) rotate (2.00555784346668) translate (175.685870527311mm 868.7122149815mm)" svg:viewBox="0 0 5965 3549" svg:d="M0 194c615 292 1217-521 1819-36 572 465 1190-9 1752 590 531 566 1067 1160 1648 1528l538 646 208 627">
            <text:p/>
          </draw:path>
          <draw:path draw:z-index="28" draw:style-name="gr1" draw:text-style-name="P1" svg:width="25.51mm" svg:height="8.71mm" draw:transform="skewX (0.042760566673861) rotate (1.79786366247936) translate (189.706447745898mm 839.758228729516mm)" svg:viewBox="0 0 2552 872" svg:d="M0 48c263 71 521-128 778-9 245 114 509-2 750 145 227 139 456 285 705 375l230 159 89 154">
            <text:p/>
          </draw:path>
          <draw:path draw:z-index="29" draw:style-name="gr1" draw:text-style-name="P1" svg:width="30.84mm" svg:height="9.22mm" draw:transform="skewX (-0.0151843644923506) rotate (-1.37392318716994) translate (229.739433977908mm 779.461789455089mm)" svg:viewBox="0 0 3085 923" svg:d="M0 51c319 75 629-136 941-10 296 121 615-3 906 153 275 147 552 302 853 398l278 168 107 163">
            <text:p/>
          </draw:path>
          <draw:frame draw:z-index="30" draw:style-name="gr2" draw:text-style-name="P2" svg:width="18.89mm" svg:height="8.92mm" svg:x="211.46mm" svg:y="792.35mm">
            <draw:text-box>
              <text:p>T8.0&gt;9.0</text:p>
            </draw:text-box>
          </draw:frame>
          <draw:g draw:z-index="31">
            <draw:path draw:style-name="gr1" draw:text-style-name="P1" svg:width="25.32mm" svg:height="7.72mm" draw:transform="skewX (-0.00610865238198013) rotate (-1.36921079818955) translate (227.896188314726mm 367.40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54mm" svg:y="376.94mm">
              <draw:text-box>
                <text:p>T3.x&gt;3.x+1</text:p>
              </draw:text-box>
            </draw:frame>
          </draw:g>
          <draw:path draw:z-index="32" draw:style-name="gr1" draw:text-style-name="P1" svg:width="25.32mm" svg:height="7.72mm" draw:transform="skewX (-0.00610865238198016) rotate (-1.36921079818955) translate (227.626188314726mm 342.372472028434mm)" svg:viewBox="0 0 2533 773" svg:d="M0 42c262 63 517-113 772-7 244 100 506-3 745 128 226 124 453 253 700 333l228 141 88 136">
            <text:p/>
          </draw:path>
          <draw:frame draw:z-index="33" draw:style-name="gr2" draw:text-style-name="P2" svg:width="22.6mm" svg:height="8.92mm" svg:x="207.27mm" svg:y="351.91mm">
            <draw:text-box>
              <text:p>T3.x&gt;3.x+1</text:p>
            </draw:text-box>
          </draw:frame>
          <draw:path draw:z-index="34" draw:style-name="gr1" draw:text-style-name="P1" svg:width="51.08mm" svg:height="8.88mm" draw:transform="skewX (-0.251327412287183) rotate (1.68337006354853) translate (188.05540566764mm 394.320648857541mm)" svg:viewBox="0 0 5109 889" svg:d="M0 49c527 73 1042-131 1558-9 491 116 1020-3 1501 147 455 142 914 291 1412 383l460 162 178 157">
            <text:p/>
          </draw:path>
          <draw:frame draw:z-index="35" draw:style-name="gr2" draw:text-style-name="P2" svg:width="18.89mm" svg:height="8.92mm" svg:x="166.74mm" svg:y="352.72mm">
            <draw:text-box>
              <text:p>T3.x&gt;3.0</text:p>
            </draw:text-box>
          </draw:frame>
          <draw:path draw:z-index="36" draw:style-name="gr1" draw:text-style-name="P1" svg:width="80.18mm" svg:height="23.33mm" draw:transform="skewX (-0.027401669256311) rotate (-1.37950824077632) translate (233.19514033587mm 340.01010098326mm)" svg:viewBox="0 0 8019 2334" svg:d="M0 130c827 189 1636-345 2445-26 771 304 1601-7 2356 387 715 372 1434 763 2219 1005l720 426 279 412">
            <text:p/>
          </draw:path>
          <draw:frame draw:z-index="37" draw:style-name="gr2" draw:text-style-name="P2" svg:width="18.89mm" svg:height="8.92mm" svg:x="292.96mm" svg:y="455.82mm">
            <draw:text-box>
              <text:p>T0.0&gt;1.0</text:p>
            </draw:text-box>
          </draw:frame>
          <draw:frame draw:z-index="38" draw:style-name="gr2" draw:text-style-name="P2" svg:width="18.89mm" svg:height="8.92mm" svg:x="214.22mm" svg:y="406.11mm">
            <draw:text-box>
              <text:p>T3.0&gt;4.0</text:p>
            </draw:text-box>
          </draw:frame>
          <draw:g draw:z-index="39">
            <draw:path draw:style-name="gr1" draw:text-style-name="P1" svg:width="25.32mm" svg:height="7.72mm" draw:transform="skewX (-0.00610865238198018) rotate (-1.36921079818955) translate (225.956188314726mm 448.48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5.6mm" svg:y="458.02mm">
              <draw:text-box>
                <text:p>T4.x&gt;4.x+1</text:p>
              </draw:text-box>
            </draw:frame>
          </draw:g>
          <draw:path draw:z-index="40" draw:style-name="gr1" draw:text-style-name="P1" svg:width="25.32mm" svg:height="7.72mm" draw:transform="skewX (-0.00610865238198017) rotate (-1.36921079818955) translate (225.406188314726mm 423.452472028434mm)" svg:viewBox="0 0 2533 773" svg:d="M0 42c262 63 517-113 772-7 244 100 506-3 745 128 226 124 453 253 700 333l228 141 88 136">
            <text:p/>
          </draw:path>
          <draw:frame draw:z-index="41" draw:style-name="gr2" draw:text-style-name="P2" svg:width="22.6mm" svg:height="8.92mm" svg:x="205.32mm" svg:y="432.23mm">
            <draw:text-box>
              <text:p>T4.x&gt;4.x+1</text:p>
            </draw:text-box>
          </draw:frame>
          <draw:path draw:z-index="42" draw:style-name="gr1" draw:text-style-name="P1" svg:width="51.08mm" svg:height="8.88mm" draw:transform="skewX (-0.251327412287183) rotate (1.68337006354853) translate (186.62540566764mm 476.210648857541mm)" svg:viewBox="0 0 5109 889" svg:d="M0 49c527 73 1042-131 1558-9 491 116 1020-3 1501 147 455 142 914 291 1412 383l460 162 178 157">
            <text:p/>
          </draw:path>
          <draw:frame draw:z-index="43" draw:style-name="gr2" draw:text-style-name="P2" svg:width="18.89mm" svg:height="8.92mm" svg:x="168.05mm" svg:y="436.57mm">
            <draw:text-box>
              <text:p>T4.x&gt;4.0</text:p>
            </draw:text-box>
          </draw:frame>
          <draw:path draw:z-index="44" draw:style-name="gr1" draw:text-style-name="P1" svg:width="80.18mm" svg:height="23.33mm" draw:transform="skewX (-0.027401669256311) rotate (-1.37950824077632) translate (232.61514033587mm 422.98010098326mm)" svg:viewBox="0 0 8019 2334" svg:d="M0 130c827 189 1636-345 2445-26 771 304 1601-7 2356 387 715 372 1434 763 2219 1005l720 426 279 412">
            <text:p/>
          </draw:path>
          <draw:frame draw:z-index="45" draw:style-name="gr2" draw:text-style-name="P2" svg:width="18.89mm" svg:height="8.92mm" svg:x="214.23mm" svg:y="486.09mm">
            <draw:text-box>
              <text:p>T4.0&gt;5.0</text:p>
            </draw:text-box>
          </draw:frame>
          <draw:path draw:z-index="46" draw:style-name="gr1" draw:text-style-name="P1" svg:width="25.32mm" svg:height="7.72mm" draw:transform="skewX (-0.00610865238198014) rotate (-1.36921079818955) translate (228.186188314726mm 506.402472028434mm)" svg:viewBox="0 0 2533 773" svg:d="M0 42c262 63 517-113 772-7 244 100 506-3 745 128 226 124 453 253 700 333l228 141 88 136">
            <text:p/>
          </draw:path>
          <draw:frame draw:z-index="47" draw:style-name="gr2" draw:text-style-name="P2" svg:width="22.6mm" svg:height="8.92mm" svg:x="208.1mm" svg:y="515.18mm">
            <draw:text-box>
              <text:p>T5.x&gt;5.x+1</text:p>
            </draw:text-box>
          </draw:frame>
          <draw:g draw:z-index="48">
            <draw:path draw:style-name="gr1" draw:text-style-name="P1" svg:width="25.32mm" svg:height="7.72mm" draw:transform="skewX (-0.00610865238198013) rotate (-1.36921079818955) translate (228.166188314726mm 532.242472028434mm)" svg:viewBox="0 0 2533 773" svg:d="M0 42c262 63 517-113 772-7 244 100 506-3 745 128 226 124 453 253 700 333l228 141 88 136">
              <text:p/>
            </draw:path>
            <draw:frame draw:style-name="gr2" draw:text-style-name="P2" svg:width="22.6mm" svg:height="8.92mm" svg:x="207.81mm" svg:y="541.78mm">
              <draw:text-box>
                <text:p>T5.x&gt;5.x+1</text:p>
              </draw:text-box>
            </draw:frame>
          </draw:g>
          <draw:path draw:z-index="49" draw:style-name="gr1" draw:text-style-name="P1" svg:width="51.08mm" svg:height="8.88mm" draw:transform="skewX (-0.251327412287183) rotate (1.68337006354853) translate (187.18540566764mm 559.170648857541mm)" svg:viewBox="0 0 5109 889" svg:d="M0 49c527 73 1042-131 1558-9 491 116 1020-3 1501 147 455 142 914 291 1412 383l460 162 178 157">
            <text:p/>
          </draw:path>
          <draw:frame draw:z-index="50" draw:style-name="gr2" draw:text-style-name="P2" svg:width="18.89mm" svg:height="8.92mm" svg:x="168.6mm" svg:y="518.18mm">
            <draw:text-box>
              <text:p>T5.x&gt;5.0</text:p>
            </draw:text-box>
          </draw:frame>
          <draw:path draw:z-index="51" draw:style-name="gr1" draw:text-style-name="P1" svg:width="80.18mm" svg:height="23.33mm" draw:transform="skewX (-0.027401669256311) rotate (-1.37950824077632) translate (234.57514033587mm 505.66010098326mm)" svg:viewBox="0 0 8019 2334" svg:d="M0 130c827 189 1636-345 2445-26 771 304 1601-7 2356 387 715 372 1434 763 2219 1005l720 426 279 412">
            <text:p/>
          </draw:path>
          <draw:frame draw:z-index="52" draw:style-name="gr2" draw:text-style-name="P2" svg:width="18.89mm" svg:height="8.92mm" svg:x="215.62mm" svg:y="570.14mm">
            <draw:text-box>
              <text:p>T5.0&gt;6.0</text:p>
            </draw:text-box>
          </draw:frame>
          <draw:path draw:z-index="53" draw:style-name="gr1" draw:text-style-name="P1" svg:width="25.32mm" svg:height="7.72mm" draw:transform="skewX (-0.00610865238198017) rotate (-1.36921079818955) translate (225.676188314726mm 588.812472028434mm)" svg:viewBox="0 0 2533 773" svg:d="M0 42c262 63 517-113 772-7 244 100 506-3 745 128 226 124 453 253 700 333l228 141 88 136">
            <text:p/>
          </draw:path>
          <draw:frame draw:z-index="54" draw:style-name="gr2" draw:text-style-name="P2" svg:width="22.6mm" svg:height="8.92mm" svg:x="205.59mm" svg:y="597.59mm">
            <draw:text-box>
              <text:p>T6.x&gt;6.x+1</text:p>
            </draw:text-box>
          </draw:frame>
          <draw:path draw:z-index="55" draw:style-name="gr1" draw:text-style-name="P1" svg:width="25.32mm" svg:height="7.72mm" draw:transform="skewX (-0.00610865238198014) rotate (-1.36921079818955) translate (227.906188314726mm 614.392472028434mm)" svg:viewBox="0 0 2533 773" svg:d="M0 42c262 63 517-113 772-7 244 100 506-3 745 128 226 124 453 253 700 333l228 141 88 136">
            <text:p/>
          </draw:path>
          <draw:frame draw:z-index="56" draw:style-name="gr2" draw:text-style-name="P2" svg:width="22.6mm" svg:height="8.92mm" svg:x="207.82mm" svg:y="623.17mm">
            <draw:text-box>
              <text:p>T6.x&gt;6.x+1</text:p>
            </draw:text-box>
          </draw:frame>
          <draw:path draw:z-index="57" draw:style-name="gr1" draw:text-style-name="P1" svg:width="51.08mm" svg:height="8.88mm" draw:transform="skewX (-0.251327412287183) rotate (1.68337006354853) translate (186.90540566764mm 641.590648857541mm)" svg:viewBox="0 0 5109 889" svg:d="M0 49c527 73 1042-131 1558-9 491 116 1020-3 1501 147 455 142 914 291 1412 383l460 162 178 157">
            <text:p/>
          </draw:path>
          <draw:frame draw:z-index="58" draw:style-name="gr2" draw:text-style-name="P2" svg:width="18.89mm" svg:height="8.92mm" svg:x="168.6mm" svg:y="598.43mm">
            <draw:text-box>
              <text:p>T6.x&gt;6.0</text:p>
            </draw:text-box>
          </draw:frame>
          <draw:path draw:z-index="59" draw:style-name="gr1" draw:text-style-name="P1" svg:width="80.18mm" svg:height="23.33mm" draw:transform="skewX (-0.027401669256311) rotate (-1.37950824077632) translate (234.28514033587mm 588.64010098326mm)" svg:viewBox="0 0 8019 2334" svg:d="M0 130c827 189 1636-345 2445-26 771 304 1601-7 2356 387 715 372 1434 763 2219 1005l720 426 279 412">
            <text:p/>
          </draw:path>
          <draw:frame draw:z-index="60" draw:style-name="gr2" draw:text-style-name="P2" svg:width="18.89mm" svg:height="8.92mm" svg:x="215.06mm" svg:y="653.64mm">
            <draw:text-box>
              <text:p>T6.0&gt;7.0</text:p>
            </draw:text-box>
          </draw:frame>
          <draw:path draw:z-index="61" draw:style-name="gr1" draw:text-style-name="P1" svg:width="25.32mm" svg:height="7.72mm" draw:transform="skewX (-0.0061086523819802) rotate (-1.36921079818955) translate (225.676188314726mm 672.042472028434mm)" svg:viewBox="0 0 2533 773" svg:d="M0 42c262 63 517-113 772-7 244 100 506-3 745 128 226 124 453 253 700 333l228 141 88 136">
            <text:p/>
          </draw:path>
          <draw:frame draw:z-index="62" draw:style-name="gr2" draw:text-style-name="P2" svg:width="22.6mm" svg:height="8.92mm" svg:x="205.59mm" svg:y="680.82mm">
            <draw:text-box>
              <text:p>T7.x&gt;7.x+1</text:p>
            </draw:text-box>
          </draw:frame>
          <draw:path draw:z-index="63" draw:style-name="gr1" draw:text-style-name="P1" svg:width="25.32mm" svg:height="7.72mm" draw:transform="skewX (-0.00610865238198014) rotate (-1.36921079818955) translate (227.346188314726mm 697.352472028434mm)" svg:viewBox="0 0 2533 773" svg:d="M0 42c262 63 517-113 772-7 244 100 506-3 745 128 226 124 453 253 700 333l228 141 88 136">
            <text:p/>
          </draw:path>
          <draw:frame draw:z-index="64" draw:style-name="gr2" draw:text-style-name="P2" svg:width="22.6mm" svg:height="8.92mm" svg:x="207.26mm" svg:y="706.13mm">
            <draw:text-box>
              <text:p>T7.x&gt;7.x+1</text:p>
            </draw:text-box>
          </draw:frame>
          <draw:path draw:z-index="65" draw:style-name="gr1" draw:text-style-name="P1" svg:width="25.32mm" svg:height="7.72mm" draw:transform="skewX (-0.00610865238198021) rotate (-1.36921079818955) translate (227.906188314726mm 722.912472028434mm)" svg:viewBox="0 0 2533 773" svg:d="M0 42c262 63 517-113 772-7 244 100 506-3 745 128 226 124 453 253 700 333l228 141 88 136">
            <text:p/>
          </draw:path>
          <draw:frame draw:z-index="66" draw:style-name="gr2" draw:text-style-name="P2" svg:width="22.6mm" svg:height="8.92mm" svg:x="207.82mm" svg:y="731.69mm">
            <draw:text-box>
              <text:p>T7.x&gt;7.x+1</text:p>
            </draw:text-box>
          </draw:frame>
          <draw:path draw:z-index="67" draw:style-name="gr1" draw:text-style-name="P1" svg:width="73.26mm" svg:height="12.53mm" draw:transform="skewX (-0.257785130519562) rotate (1.68127566844614) translate (185.16656050217mm 748.818901194452mm)" svg:viewBox="0 0 7327 1254" svg:d="M0 70c756 103 1495-186 2234-14 704 164 1463-4 2153 207 653 200 1310 411 2025 540l660 229 255 222">
            <text:p/>
          </draw:path>
          <draw:frame draw:z-index="68" draw:style-name="gr2" draw:text-style-name="P2" svg:width="18.89mm" svg:height="8.92mm" svg:x="166.94mm" svg:y="684.64mm">
            <draw:text-box>
              <text:p>T7.x&gt;7.0</text:p>
            </draw:text-box>
          </draw:frame>
          <draw:path draw:z-index="69" draw:style-name="gr1" draw:text-style-name="P1" svg:width="105.36mm" svg:height="29.55mm" draw:transform="skewX (-0.0429350995990605) rotate (-1.3868386236347) translate (234.634526117845mm 670.690767125433mm)" svg:viewBox="0 0 10537 2956" svg:d="M0 165c1087 239 2150-437 3212-33 1013 384 2104-10 3096 489 939 472 1885 967 2915 1274l946 539 368 522">
            <text:p/>
          </draw:path>
          <draw:frame draw:z-index="70" draw:style-name="gr2" draw:text-style-name="P2" svg:width="18.89mm" svg:height="8.92mm" svg:x="213.95mm" svg:y="764.34mm">
            <draw:text-box>
              <text:p>T7.0&gt;8.0</text:p>
            </draw:text-box>
          </draw:frame>
          <draw:path draw:z-index="71" draw:style-name="gr1" draw:text-style-name="P1" svg:width="30.84mm" svg:height="9.22mm" draw:transform="skewX (-0.0151843644923506) rotate (-1.37392318716994) translate (229.459433977908mm 867.611789455089mm)" svg:viewBox="0 0 3085 923" svg:d="M0 51c319 75 629-136 941-10 296 121 615-3 906 153 275 147 552 302 853 398l278 168 107 163">
            <text:p/>
          </draw:path>
          <draw:path draw:z-index="72" draw:style-name="gr1" draw:text-style-name="P1" svg:width="56.82mm" svg:height="24.75mm" draw:transform="skewX (0.15707963267949) rotate (-1.27356675518026) translate (241.313437354027mm 841.698826548118mm)" svg:viewBox="0 0 5683 2476" svg:d="M0 134c588 202 1159-361 1733-23 546 324 1133-6 1669 412 507 394 1017 809 1572 1067l512 450 197 436">
            <text:p/>
          </draw:path>
          <draw:frame draw:z-index="73" draw:style-name="gr3" draw:text-style-name="P2" svg:width="22.52mm" svg:height="9.37mm" svg:x="225.9mm" svg:y="879.15mm">
            <draw:text-box>
              <text:p>T10.x&gt;11.0</text:p>
            </draw:text-box>
          </draw:frame>
        </table:shapes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1" table:number-columns-repeated="2" table:default-cell-style-name="ce7"/>
        <table:table-column table:style-name="co2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3" table:number-columns-repeated="2" table:default-cell-style-name="ce7"/>
        <table:table-column table:style-name="co5" table:default-cell-style-name="ce7"/>
        <table:table-column table:style-name="co3" table:default-cell-style-name="ce7"/>
        <table:table-column table:style-name="co2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4" table:default-cell-style-name="Default"/>
        <table:table-row table:style-name="ro1">
          <table:table-cell table:style-name="ce3" table:number-columns-repeated="16"/>
          <table:table-cell/>
          <table:table-cell office:value-type="string" calcext:value-type="string">
            <text:p>subMenuID</text:p>
          </table:table-cell>
          <table:table-cell office:value-type="string" calcext:value-type="string">
            <text:p>MenuID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adjustRange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0x00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0B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E</text:p>
          </table:table-cell>
          <table:table-cell table:style-name="ce11" office:value-type="string" calcext:value-type="string">
            <text:p>0x0F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k</text:p>
          </table:table-cell>
          <table:table-cell table:style-name="ce9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e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t</text:p>
          </table:table-cell>
          <table:table-cell table:number-columns-repeated="2" table:style-name="ce9" office:value-type="string" calcext:value-type="string">
            <text:p>Y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D</text:p>
          </table:table-cell>
          <table:table-cell table:style-name="ce12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w</text:p>
          </table:table-cell>
          <table:table-cell table:number-columns-repeated="2" table:style-name="ce10" office:value-type="string" calcext:value-type="string">
            <text:p>w</text:p>
          </table:table-cell>
          <table:table-cell table:style-name="ce10" office:value-type="string" calcext:value-type="string">
            <text:p>.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a</text:p>
          </table:table-cell>
          <table:table-cell table:number-columns-repeated="2"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i</text:p>
          </table:table-cell>
          <table:table-cell table:number-columns-repeated="2" table:style-name="ce10" office:value-type="string" calcext:value-type="string">
            <text:p>l</text:p>
          </table:table-cell>
          <table:table-cell table:style-name="ce10" office:value-type="string" calcext:value-type="string">
            <text:p>.</text:p>
          </table:table-cell>
          <table:table-cell table:style-name="ce10" office:value-type="string" calcext:value-type="string">
            <text:p>d</text:p>
          </table:table-cell>
          <table:table-cell table:style-name="ce13"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0x40</text:p>
          </table:table-cell>
          <table:table-cell table:style-name="ce8" office:value-type="string" calcext:value-type="string">
            <text:p>0x41</text:p>
          </table:table-cell>
          <table:table-cell table:style-name="ce8" office:value-type="string" calcext:value-type="string">
            <text:p>0x42</text:p>
          </table:table-cell>
          <table:table-cell table:style-name="ce8" office:value-type="string" calcext:value-type="string">
            <text:p>0x43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6</text:p>
          </table:table-cell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48</text:p>
          </table:table-cell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4A</text:p>
          </table:table-cell>
          <table:table-cell table:style-name="ce8" office:value-type="string" calcext:value-type="string">
            <text:p>0x4B</text:p>
          </table:table-cell>
          <table:table-cell table:style-name="ce8" office:value-type="string" calcext:value-type="string">
            <text:p>0x4C</text:p>
          </table:table-cell>
          <table:table-cell table:style-name="ce8" office:value-type="string" calcext:value-type="string">
            <text:p>0x4D</text:p>
          </table:table-cell>
          <table:table-cell table:style-name="ce8" office:value-type="string" calcext:value-type="string">
            <text:p>0x4E</text:p>
          </table:table-cell>
          <table:table-cell table:style-name="ce11" office:value-type="string" calcext:value-type="string">
            <text:p>0x4F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0x00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0B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E</text:p>
          </table:table-cell>
          <table:table-cell table:style-name="ce11" office:value-type="string" calcext:value-type="string">
            <text:p>0x0F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:</text:p>
          </table:table-cell>
          <table:table-cell table:number-columns-repeated="2" table:style-name="ce9" office:value-type="string" calcext:value-type="string">
            <text:p>D</text:p>
          </table:table-cell>
          <table:table-cell table:style-name="ce9" office:value-type="string" calcext:value-type="string">
            <text:p>.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H</text:p>
          </table:table-cell>
          <table:table-cell table:style-name="ce9" office:value-type="string" calcext:value-type="string">
            <text:p>:</text:p>
          </table:table-cell>
          <table:table-cell table:style-name="ce9" office:value-type="string" calcext:value-type="string">
            <text:p>m</text:p>
          </table:table-cell>
          <table:table-cell table:style-name="ce12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: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R</text:p>
          </table:table-cell>
          <table:table-cell table:style-name="ce10"/>
          <table:table-cell table:style-name="ce10" office:value-type="string" calcext:value-type="string">
            <text:p>s</text:p>
          </table:table-cell>
          <table:table-cell table:style-name="ce16" office:value-type="string" calcext:value-type="string">
            <text:p>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0x40</text:p>
          </table:table-cell>
          <table:table-cell table:style-name="ce8" office:value-type="string" calcext:value-type="string">
            <text:p>0x41</text:p>
          </table:table-cell>
          <table:table-cell table:style-name="ce8" office:value-type="string" calcext:value-type="string">
            <text:p>0x42</text:p>
          </table:table-cell>
          <table:table-cell table:style-name="ce8" office:value-type="string" calcext:value-type="string">
            <text:p>0x43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6</text:p>
          </table:table-cell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48</text:p>
          </table:table-cell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4A</text:p>
          </table:table-cell>
          <table:table-cell table:style-name="ce8" office:value-type="string" calcext:value-type="string">
            <text:p>0x4B</text:p>
          </table:table-cell>
          <table:table-cell table:style-name="ce8" office:value-type="string" calcext:value-type="string">
            <text:p>0x4C</text:p>
          </table:table-cell>
          <table:table-cell table:style-name="ce8" office:value-type="string" calcext:value-type="string">
            <text:p>0x4D</text:p>
          </table:table-cell>
          <table:table-cell table:style-name="ce8" office:value-type="string" calcext:value-type="string">
            <text:p>0x4E</text:p>
          </table:table-cell>
          <table:table-cell table:style-name="ce11" office:value-type="string" calcext:value-type="string">
            <text:p>0x4F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0x00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0B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E</text:p>
          </table:table-cell>
          <table:table-cell table:style-name="ce11" office:value-type="string" calcext:value-type="string">
            <text:p>0x0F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:</text:p>
          </table:table-cell>
          <table:table-cell table:number-columns-repeated="2" table:style-name="ce9" office:value-type="string" calcext:value-type="string">
            <text:p>D</text:p>
          </table:table-cell>
          <table:table-cell table:style-name="ce9" office:value-type="string" calcext:value-type="string">
            <text:p>.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H</text:p>
          </table:table-cell>
          <table:table-cell table:style-name="ce9" office:value-type="string" calcext:value-type="string">
            <text:p>:</text:p>
          </table:table-cell>
          <table:table-cell table:style-name="ce9" office:value-type="string" calcext:value-type="string">
            <text:p>m</text:p>
          </table:table-cell>
          <table:table-cell table:style-name="ce12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K</text:p>
          </table:table-cell>
          <table:table-cell table:style-name="ce10" office:value-type="string" calcext:value-type="string">
            <text:p>a</text:p>
          </table:table-cell>
          <table:table-cell table:number-columns-repeated="2" table:style-name="ce10" office:value-type="string" calcext:value-type="string">
            <text:p>f</text:p>
          </table:table-cell>
          <table:table-cell table:style-name="ce10" office:value-type="string" calcext:value-type="string">
            <text:p>:</text:p>
          </table:table-cell>
          <table:table-cell table:number-columns-repeated="2" table:style-name="ce10" office:value-type="string" calcext:value-type="string">
            <text:p>D</text:p>
          </table:table-cell>
          <table:table-cell table:style-name="ce10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M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H</text:p>
          </table:table-cell>
          <table:table-cell table:style-name="ce10" office:value-type="string" calcext:value-type="string">
            <text:p>:</text:p>
          </table:table-cell>
          <table:table-cell table:style-name="ce10" office:value-type="string" calcext:value-type="string">
            <text:p>m</text:p>
          </table:table-cell>
          <table:table-cell table:style-name="ce16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0x40</text:p>
          </table:table-cell>
          <table:table-cell table:style-name="ce8" office:value-type="string" calcext:value-type="string">
            <text:p>0x41</text:p>
          </table:table-cell>
          <table:table-cell table:style-name="ce8" office:value-type="string" calcext:value-type="string">
            <text:p>0x42</text:p>
          </table:table-cell>
          <table:table-cell table:style-name="ce8" office:value-type="string" calcext:value-type="string">
            <text:p>0x43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6</text:p>
          </table:table-cell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48</text:p>
          </table:table-cell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4A</text:p>
          </table:table-cell>
          <table:table-cell table:style-name="ce8" office:value-type="string" calcext:value-type="string">
            <text:p>0x4B</text:p>
          </table:table-cell>
          <table:table-cell table:style-name="ce8" office:value-type="string" calcext:value-type="string">
            <text:p>0x4C</text:p>
          </table:table-cell>
          <table:table-cell table:style-name="ce8" office:value-type="string" calcext:value-type="string">
            <text:p>0x4D</text:p>
          </table:table-cell>
          <table:table-cell table:style-name="ce8" office:value-type="string" calcext:value-type="string">
            <text:p>0x4E</text:p>
          </table:table-cell>
          <table:table-cell table:style-name="ce11" office:value-type="string" calcext:value-type="string">
            <text:p>0x4F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0x00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0B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E</text:p>
          </table:table-cell>
          <table:table-cell table:style-name="ce11" office:value-type="string" calcext:value-type="string">
            <text:p>0x0F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9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t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d</text:p>
          </table:table-cell>
          <table:table-cell table:style-name="ce9" table:number-columns-repeated="2"/>
          <table:table-cell table:style-name="ce12"/>
          <table:table-cell table:number-columns-repeated="1008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:</text:p>
          </table:table-cell>
          <table:table-cell table:style-name="ce10"/>
          <table:table-cell table:number-columns-repeated="4" table:style-name="ce10" office:value-type="string" calcext:value-type="string">
            <text:p>V</text:p>
          </table:table-cell>
          <table:table-cell table:style-name="ce10"/>
          <table:table-cell table:style-name="ce10" office:value-type="string" calcext:value-type="string">
            <text:p>m</text:p>
          </table:table-cell>
          <table:table-cell table:style-name="ce16" office:value-type="string" calcext:value-type="string">
            <text:p>V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0x40</text:p>
          </table:table-cell>
          <table:table-cell table:style-name="ce8" office:value-type="string" calcext:value-type="string">
            <text:p>0x41</text:p>
          </table:table-cell>
          <table:table-cell table:style-name="ce8" office:value-type="string" calcext:value-type="string">
            <text:p>0x42</text:p>
          </table:table-cell>
          <table:table-cell table:style-name="ce8" office:value-type="string" calcext:value-type="string">
            <text:p>0x43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6</text:p>
          </table:table-cell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48</text:p>
          </table:table-cell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4A</text:p>
          </table:table-cell>
          <table:table-cell table:style-name="ce8" office:value-type="string" calcext:value-type="string">
            <text:p>0x4B</text:p>
          </table:table-cell>
          <table:table-cell table:style-name="ce8" office:value-type="string" calcext:value-type="string">
            <text:p>0x4C</text:p>
          </table:table-cell>
          <table:table-cell table:style-name="ce8" office:value-type="string" calcext:value-type="string">
            <text:p>0x4D</text:p>
          </table:table-cell>
          <table:table-cell table:style-name="ce8" office:value-type="string" calcext:value-type="string">
            <text:p>0x4E</text:p>
          </table:table-cell>
          <table:table-cell table:style-name="ce11" office:value-type="string" calcext:value-type="string">
            <text:p>0x4F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0x00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0B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E</text:p>
          </table:table-cell>
          <table:table-cell table:style-name="ce11" office:value-type="string" calcext:value-type="string">
            <text:p>0x0F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Z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:</text:p>
          </table:table-cell>
          <table:table-cell table:number-columns-repeated="2" table:style-name="ce9" office:value-type="string" calcext:value-type="string">
            <text:p>D</text:p>
          </table:table-cell>
          <table:table-cell table:style-name="ce9" office:value-type="string" calcext:value-type="string">
            <text:p>.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9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H</text:p>
          </table:table-cell>
          <table:table-cell table:style-name="ce9" office:value-type="string" calcext:value-type="string">
            <text:p>:</text:p>
          </table:table-cell>
          <table:table-cell table:style-name="ce9" office:value-type="string" calcext:value-type="string">
            <text:p>m</text:p>
          </table:table-cell>
          <table:table-cell table:style-name="ce12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K</text:p>
          </table:table-cell>
          <table:table-cell table:style-name="ce10" office:value-type="string" calcext:value-type="string">
            <text:p>a</text:p>
          </table:table-cell>
          <table:table-cell table:number-columns-repeated="2" table:style-name="ce10" office:value-type="string" calcext:value-type="string">
            <text:p>f</text:p>
          </table:table-cell>
          <table:table-cell table:style-name="ce10" office:value-type="string" calcext:value-type="string">
            <text:p>:</text:p>
          </table:table-cell>
          <table:table-cell table:number-columns-repeated="2" table:style-name="ce10" office:value-type="string" calcext:value-type="string">
            <text:p>D</text:p>
          </table:table-cell>
          <table:table-cell table:style-name="ce10" office:value-type="string" calcext:value-type="string">
            <text:p>.</text:p>
          </table:table-cell>
          <table:table-cell table:number-columns-repeated="2" table:style-name="ce10" office:value-type="string" calcext:value-type="string">
            <text:p>M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H</text:p>
          </table:table-cell>
          <table:table-cell table:style-name="ce10" office:value-type="string" calcext:value-type="string">
            <text:p>:</text:p>
          </table:table-cell>
          <table:table-cell table:style-name="ce10" office:value-type="string" calcext:value-type="string">
            <text:p>m</text:p>
          </table:table-cell>
          <table:table-cell table:style-name="ce17"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0x40</text:p>
          </table:table-cell>
          <table:table-cell table:style-name="ce8" office:value-type="string" calcext:value-type="string">
            <text:p>0x41</text:p>
          </table:table-cell>
          <table:table-cell table:style-name="ce8" office:value-type="string" calcext:value-type="string">
            <text:p>0x42</text:p>
          </table:table-cell>
          <table:table-cell table:style-name="ce8" office:value-type="string" calcext:value-type="string">
            <text:p>0x43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6</text:p>
          </table:table-cell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48</text:p>
          </table:table-cell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4A</text:p>
          </table:table-cell>
          <table:table-cell table:style-name="ce8" office:value-type="string" calcext:value-type="string">
            <text:p>0x4B</text:p>
          </table:table-cell>
          <table:table-cell table:style-name="ce8" office:value-type="string" calcext:value-type="string">
            <text:p>0x4C</text:p>
          </table:table-cell>
          <table:table-cell table:style-name="ce8" office:value-type="string" calcext:value-type="string">
            <text:p>0x4D</text:p>
          </table:table-cell>
          <table:table-cell table:style-name="ce8" office:value-type="string" calcext:value-type="string">
            <text:p>0x4E</text:p>
          </table:table-cell>
          <table:table-cell table:style-name="ce11" office:value-type="string" calcext:value-type="string">
            <text:p>0x4F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 unterstrichen, wenn mehr als 25 frames erfolglos empfangen</text:p>
          </table:table-cell>
          <table:table-cell table:number-columns-repeated="1023"/>
        </table:table-row>
        <table:table-row table:style-name="ro1" table:number-rows-repeated="1048380">
          <table:table-cell table:number-columns-repeated="1024"/>
        </table:table-row>
        <table:table-row table:style-name="ro2" table:number-rows-repeated="1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itionen" table:style-name="ta2" table:print-ranges="Transitionen.A1:Transitionen.G36">
        <table:table-column table:style-name="co12" table:default-cell-style-name="ce15"/>
        <table:table-column table:style-name="co13" table:default-cell-style-name="ce15"/>
        <table:table-column table:style-name="co14" table:number-columns-repeated="1022" table:default-cell-style-name="ce15"/>
        <table:table-row table:style-name="ro3">
          <table:table-cell table:style-name="ce14" office:value-type="string" calcext:value-type="string">
            <text:p>Transition</text:p>
          </table:table-cell>
          <table:table-cell table:style-name="ce14" office:value-type="string" calcext:value-type="string">
            <text:p>Übergang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0.0&gt;1.0</text:p>
          </table:table-cell>
          <table:table-cell table:style-name="ce14" office:value-type="string" calcext:value-type="string">
            <text:p>3s-Timer abgelauf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1.0&gt;1.1</text:p>
          </table:table-cell>
          <table:table-cell table:style-name="ce14" office:value-type="string" calcext:value-type="string">
            <text:p>Encoder 1 rechts dreh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1.1&gt;1.0</text:p>
          </table:table-cell>
          <table:table-cell table:style-name="ce14" office:value-type="string" calcext:value-type="string">
            <text:p>Encoder drück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1.0&gt;2.0</text:p>
          </table:table-cell>
          <table:table-cell table:style-name="ce14" office:value-type="string" calcext:value-type="string">
            <text:p>Encoder 1 rechts dreh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2.x&gt;2.x+1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2.x&gt;2.0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2.0&gt;3.0</text:p>
          </table:table-cell>
          <table:table-cell table:style-name="ce14" office:value-type="string" calcext:value-type="string">
            <text:p>Encoder 1 rechts dreh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3.x&gt;3.x+1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3.x&gt;3.0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3.0&gt;4.0</text:p>
          </table:table-cell>
          <table:table-cell table:style-name="ce14" office:value-type="string" calcext:value-type="string">
            <text:p>Encoder 1 rechts dreh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4.x&gt;4.x+1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4.x&gt;4.0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4.0&gt;5.0</text:p>
          </table:table-cell>
          <table:table-cell table:style-name="ce14" office:value-type="string" calcext:value-type="string">
            <text:p>Encoder 1 rechts drehen</text:p>
          </table:table-cell>
          <table:table-cell table:style-name="ce14" table:number-columns-repeated="5"/>
          <table:table-cell table:number-columns-repeated="1017"/>
        </table:table-row>
        <table:table-row table:style-name="ro3">
          <table:table-cell table:style-name="ce14" office:value-type="string" calcext:value-type="string">
            <text:p>T5.x&gt;5.x+1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5.x&gt;5.0</text:p>
          </table:table-cell>
          <table:table-cell table:style-name="ce14" table:number-columns-repeated="6"/>
          <table:table-cell table:number-columns-repeated="1017"/>
        </table:table-row>
        <table:table-row table:style-name="ro3">
          <table:table-cell table:style-name="ce14" office:value-type="string" calcext:value-type="string">
            <text:p>T5.0&gt;6.0</text:p>
          </table:table-cell>
          <table:table-cell table:style-name="ce14" office:value-type="string" calcext:value-type="string">
            <text:p>Encoder 1 rechts drehen</text:p>
          </table:table-cell>
          <table:table-cell table:style-name="ce14" table:number-columns-repeated="5"/>
          <table:table-cell table:number-columns-repeated="1017"/>
        </table:table-row>
        <table:table-row table:style-name="ro3" table:number-rows-repeated="19">
          <table:table-cell table:style-name="ce14" table:number-columns-repeated="7"/>
          <table:table-cell table:number-columns-repeated="1017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erif" svg:font-family="'DejaVu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DM</number:text>
    </number:number-style>
    <number:number-style style:name="N110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DM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DM</number:text>
    </number:number-style>
    <number:number-style style:name="N113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DM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18P2" style:volatile="true">
      <loext:fill-character> </loext:fill-character>
      <number:text>-   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22P2" style:volatile="true">
      <loext:fill-character> </loext:fill-character>
      <number:text>- DM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shadow="none" fo:background-color="transparent" style:first-page-number="continue" style:scale-to-pages="3" style:writing-mode="lr-tb" style:print="charts drawings grid headers objects zero-values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6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text:s/>von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.00.0000</text:date>, <text:time style:data-style-name="N2" text:time-value="18:34:40.3718695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heet-name>???</text:sheet-name></text:p>
      </style:header>
      <style:header-left style:display="false"/>
      <style:footer>
        <style:region-left>
          <text:p><text:file-name text:display="full">???</text:file-name></text:p>
        </style:region-left>
        <style:region-right>
          <text:p>Page <text:page-number>1</text:page-number><text:s/>of <text:page-count>99</text:page-count></text:p>
        </style:region-right>
      </style:footer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na &amp; Stefan Kleineberg</meta:initial-creator>
    <meta:creation-date>2002-10-20T08:35:58</meta:creation-date>
    <meta:generator>LibreOffice/6.0.7.3$Linux_X86_64 LibreOffice_project/00m0$Build-3</meta:generator>
    <dc:date>2021-12-01T18:41:32.928596307</dc:date>
    <meta:editing-duration>PT2H55M47S</meta:editing-duration>
    <meta:editing-cycles>40</meta:editing-cycles>
    <meta:print-date>2020-07-11T23:07:32.215623332</meta:print-date>
    <meta:document-statistic meta:table-count="2" meta:cell-count="344" meta:object-count="74"/>
  </office:meta>
</office:document-meta>
</file>